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rsid="00573426" officeooo:paragraph-rsid="00573426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44ef74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716db" style:text-blinking="fals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4">9</text:span><text:span text:style-name="T1">.</text:span><text:span text:style-name="T4">1</text:span><text:span text:style-name="T2">.</text:span><text:span text:style-name="T4">3</text:span><text:span text:style-name="T3">.</text:span><text:span text:style-name="T1"> </text:span><text:span text:style-name="T4">Editor de textos simple</text:span>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1-19T16:27:20.369000000</dc:date>
    <meta:editing-duration>PT3H57M41S</meta:editing-duration>
    <meta:editing-cycles>62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6" meta:character-count="39" meta:non-whitespace-character-count="34"/>
  </office:meta>
</office:document-meta>
</file>